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draw:stroke="dash" draw:stroke-dash="Dashed_20__28_var_29_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8cm"/>
    </style:style>
    <style:style style:name="gr5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3cm"/>
    </style:style>
    <style:style style:name="gr7" style:family="graphic" style:parent-style-name="standard">
      <style:graphic-properties draw:stroke="dash" draw:stroke-dash="Dashed_20__28_var_29_" svg:stroke-opacity="40%" draw:opacity="50%" draw:textarea-horizontal-align="justify" draw:textarea-vertical-align="middle" draw:auto-grow-height="false" fo:min-height="0.828cm" fo:min-width="0.57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7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opacity="50%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4cm" svg:y1="4.937cm" svg:x2="3.54cm" svg:y2="14.208cm">
          <text:p/>
        </draw:line>
        <draw:line draw:style-name="gr2" draw:text-style-name="P1" draw:layer="layout" svg:x1="8.239cm" svg:y1="5.064cm" svg:x2="8.239cm" svg:y2="14.335cm">
          <text:p/>
        </draw:line>
        <draw:line draw:style-name="gr2" draw:text-style-name="P1" draw:layer="layout" svg:x1="13.192cm" svg:y1="5.064cm" svg:x2="13.192cm" svg:y2="14.335cm">
          <text:p/>
        </draw:line>
        <draw:line draw:style-name="gr1" draw:text-style-name="P1" draw:layer="layout" svg:x1="17.51cm" svg:y1="4.937cm" svg:x2="17.51cm" svg:y2="14.208cm">
          <text:p/>
        </draw:line>
        <draw:frame draw:style-name="gr3" draw:text-style-name="P3" draw:layer="layout" svg:width="3.927cm" svg:height="0.962cm" svg:x="2.016cm" svg:y="3.159cm">
          <draw:text-box>
            <text:p text:style-name="P2"><text:span text:style-name="T1">Input Layer</text:span></text:p>
          </draw:text-box>
        </draw:frame>
        <draw:frame draw:style-name="gr4" draw:text-style-name="P3" draw:layer="layout" svg:width="4.456cm" svg:height="0.962cm" svg:x="15.374cm" svg:y="3.159cm">
          <draw:text-box>
            <text:p text:style-name="P2"><text:span text:style-name="T1">Output Layer</text:span></text:p>
          </draw:text-box>
        </draw:frame>
        <draw:custom-shape draw:style-name="gr5" draw:text-style-name="P4" draw:layer="layout" svg:width="1.524cm" svg:height="1.524cm" svg:x="2.778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524cm" svg:height="1.524cm" svg:x="2.778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524cm" svg:height="1.524cm" svg:x="16.748cm" svg:y="10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524cm" svg:height="1.524cm" svg:x="16.74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524cm" svg:height="1.524cm" svg:x="2.778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4.875cm" svg:height="0.962cm" svg:x="8.493cm" svg:y="3.213cm">
          <draw:text-box>
            <text:p text:style-name="P2"><text:span text:style-name="T1">Hidden Layers</text:span></text:p>
          </draw:text-box>
        </draw:frame>
        <draw:custom-shape draw:style-name="gr7" draw:text-style-name="P5" draw:layer="layout" svg:width="1.524cm" svg:height="1.524cm" svg:x="7.477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.524cm" svg:height="1.524cm" svg:x="12.43cm" svg:y="8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3.855cm" svg:height="1.673cm" svg:x="1.762cm" svg:y="15.224cm">
          <draw:text-box>
            <text:p text:style-name="P2"><text:span text:style-name="T1">How many </text:span></text:p>
            <text:p text:style-name="P2"><text:span text:style-name="T1">Neurons?</text:span></text:p>
          </draw:text-box>
        </draw:frame>
        <draw:frame draw:style-name="gr8" draw:text-style-name="P3" draw:layer="layout" svg:width="3.855cm" svg:height="1.673cm" svg:x="15.478cm" svg:y="14.948cm">
          <draw:text-box>
            <text:p text:style-name="P2"><text:span text:style-name="T1">How many </text:span></text:p>
            <text:p text:style-name="P2"><text:span text:style-name="T1">Neurons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0T00:09:35.651832369</meta:creation-date>
    <dc:date>2020-06-10T00:21:29.082241670</dc:date>
    <meta:editing-duration>PT7M8S</meta:editing-duration>
    <meta:editing-cycles>2</meta:editing-cycles>
    <meta:generator>LibreOffice/6.0.7.3$Linux_X86_64 LibreOffice_project/00m0$Build-3</meta:generator>
    <meta:document-statistic meta:object-count="16"/>
  </office:meta>
</office:document-meta>
</file>